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fo:font-size="8pt" style:text-underline-style="solid" style:text-underline-width="auto" style:text-underline-color="font-color" style:font-size-asian="8pt" style:font-size-complex="8pt"/>
    </style:style>
    <style:style style:name="P2" style:family="paragraph" style:parent-style-name="Standard">
      <style:text-properties style:font-name="Ubuntu" fo:font-size="8pt" style:text-underline-style="solid" style:text-underline-width="auto" style:text-underline-color="font-color" fo:font-weight="bold" style:font-size-asian="8pt" style:font-weight-asian="bold" style:font-size-complex="8pt" style:font-weight-complex="bold"/>
    </style:style>
    <style:style style:name="P3" style:family="paragraph" style:parent-style-name="Standard">
      <style:text-properties style:font-name="Ubuntu" fo:font-size="8pt" style:font-size-asian="8pt" style:font-size-complex="8pt"/>
    </style:style>
    <style:style style:name="P4" style:family="paragraph" style:parent-style-name="Standard">
      <style:text-properties style:font-name="Ubuntu" fo:font-size="8pt" fo:font-weight="bold" style:font-size-asian="8pt" style:font-weight-asian="bold" style:font-size-complex="8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padding="0.074cm" fo:border-left="none" fo:border-right="none" fo:border-top="none" fo:border-bottom="0.06pt solid #000000" style:join-border="false"/>
      <style:text-properties style:font-name="Ubuntu" fo:font-size="8pt" style:font-size-asian="8pt" style:font-size-complex="8pt"/>
    </style:style>
    <style:style style:name="P7" style:family="paragraph" style:parent-style-name="Standard">
      <style:paragraph-properties fo:padding="0.074cm" fo:border-left="none" fo:border-right="none" fo:border-top="none" fo:border-bottom="0.06pt solid #000000" style:join-border="false"/>
    </style:style>
    <style:style style:name="P8" style:family="paragraph" style:parent-style-name="Standard">
      <style:text-properties style:font-name="Ubuntu" fo:font-size="8pt" style:text-underline-style="none" fo:font-weight="normal" style:font-size-asian="8pt" style:font-weight-asian="normal" style:font-size-complex="8pt" style:font-weight-complex="normal"/>
    </style:style>
    <style:style style:name="P9" style:family="paragraph" style:parent-style-name="Standard">
      <style:text-properties style:font-name="Ubuntu" fo:font-size="6pt" style:text-underline-style="none" fo:font-weight="normal" style:font-size-asian="6pt" style:font-weight-asian="normal" style:font-size-complex="6pt" style:font-weight-complex="normal"/>
    </style:style>
    <style:style style:name="P10" style:family="paragraph" style:parent-style-name="Standard">
      <style:text-properties style:font-name="Ubuntu" fo:font-size="7pt" style:font-size-asian="7pt" style:font-size-complex="7pt"/>
    </style:style>
    <style:style style:name="P11" style:family="paragraph" style:parent-style-name="Standard">
      <style:paragraph-properties fo:padding="0.074cm" fo:border-left="none" fo:border-right="none" fo:border-top="none" fo:border-bottom="0.06pt solid #000000" style:join-border="false"/>
    </style:style>
    <style:style style:name="P12" style:family="paragraph" style:parent-style-name="Standard">
      <style:paragraph-properties fo:padding="0.074cm" fo:border-left="none" fo:border-right="none" fo:border-top="none" fo:border-bottom="0.06pt solid #000000" style:join-border="false"/>
      <style:text-properties fo:font-size="6pt" style:font-size-asian="6pt" style:font-size-complex="6pt"/>
    </style:style>
    <style:style style:name="P13" style:family="paragraph" style:parent-style-name="Standard">
      <style:paragraph-properties fo:padding="0.074cm" fo:border-left="none" fo:border-right="none" fo:border-top="none" fo:border-bottom="0.06pt solid #000000" style:join-border="false"/>
      <style:text-properties style:font-name="Ubuntu" fo:font-size="7pt" style:font-size-asian="7pt" style:font-size-complex="7pt"/>
    </style:style>
    <style:style style:name="T1" style:family="text">
      <style:text-properties style:font-name="Ubuntu"/>
    </style:style>
    <style:style style:name="T2" style:family="text">
      <style:text-properties style:font-name="Ubuntu" fo:font-size="8pt" style:font-size-asian="8pt" style:font-size-complex="8pt"/>
    </style:style>
    <style:style style:name="T3" style:family="text">
      <style:text-properties style:font-name="Ubuntu" fo:font-size="8pt" style:text-underline-style="solid" style:text-underline-width="auto" style:text-underline-color="font-color" fo:font-weight="bold" style:font-size-asian="8pt" style:font-weight-asian="bold" style:font-size-complex="8pt" style:font-weight-complex="bold"/>
    </style:style>
    <style:style style:name="T4" style:family="text">
      <style:text-properties style:font-name="Ubuntu" fo:font-size="8pt" style:text-underline-style="none" style:font-size-asian="8pt" style:font-size-complex="8pt"/>
    </style:style>
    <style:style style:name="T5" style:family="text">
      <style:text-properties style:font-name="Ubuntu" fo:font-size="8pt" style:text-underline-style="none" fo:font-weight="normal" style:font-size-asian="8pt" style:font-weight-asian="normal" style:font-size-complex="8pt" style:font-weight-complex="normal"/>
    </style:style>
    <style:style style:name="T6" style:family="text">
      <style:text-properties style:font-name="Ubuntu" style:text-underline-style="none"/>
    </style:style>
    <style:style style:name="T7" style:family="text">
      <style:text-properties style:font-name="Ubuntu" style:text-underline-style="none" fo:font-weight="normal" style:font-weight-asian="normal" style:font-weight-complex="normal"/>
    </style:style>
    <style:style style:name="T8" style:family="text">
      <style:text-properties style:font-name="Ubuntu" fo:font-size="7pt" style:font-size-asian="7pt" style:font-size-complex="7pt"/>
    </style:style>
    <style:style style:name="T9" style:family="text">
      <style:text-properties style:font-name="Ubuntu" fo:font-size="7pt" style:text-underline-style="none" style:font-size-asian="7pt" style:font-size-complex="7pt"/>
    </style:style>
    <style:style style:name="T10" style:family="text">
      <style:text-properties style:font-name="Ubuntu" fo:font-size="6pt" style:font-size-asian="6pt" style:font-size-complex="6pt"/>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makefile</text:span>:</text:p>
      <text:p text:style-name="P3">words: main.o words.o</text:p>
      <text:p text:style-name="P3"><text:tab/>g++ -g -Wall main.o words.o -o words</text:p>
      <text:p text:style-name="P3"/>
      <text:p text:style-name="P3">main.o: main.cpp words.h</text:p>
      <text:p text:style-name="P3"><text:tab/>g++ -c -g -Wall main.cpp</text:p>
      <text:p text:style-name="P3"/>
      <text:p text:style-name="P3">words.o: words.cpp words.h</text:p>
      <text:p text:style-name="P3"><text:tab/>g++ -c -g -Wall words.cpp</text:p>
      <text:p text:style-name="P3"/>
      <text:p text:style-name="P3">clean:</text:p>
      <text:p text:style-name="P6"><text:tab/>rm -rf *.o words</text:p>
      <text:p text:style-name="Standard"><text:span text:style-name="Source_20_Text"><text:span text:style-name="T3">top of file comment:</text:span></text:span></text:p>
      <text:p text:style-name="P3">/* -------------------------------------------------- </text:p>
      <text:p text:style-name="P3"><text:s text:c="3"/>Filename: <text:s/>naninani.h/naninani.cpp</text:p>
      <text:p text:style-name="P3"><text:s text:c="3"/>Author: Robert Speller </text:p>
      <text:p text:style-name="P3"><text:s text:c="3"/>Date: 7th January 2013</text:p>
      <text:p text:style-name="P1"><text:s text:c="3"/>-------------------------------------------------- */</text:p>
      <text:p text:style-name="P2">header file:</text:p>
      <text:p text:style-name="P3">#ifndef WORDS_H</text:p>
      <text:p text:style-name="P3">#define WORDS_H</text:p>
      <text:p text:style-name="P3">...</text:p>
      <text:p text:style-name="P3">const int SOUNDEX_SIZE = 4; <text:s/></text:p>
      <text:p text:style-name="P3">//4 characters in soundex</text:p>
      <text:p text:style-name="P3">...</text:p>
      <text:p text:style-name="P6">#endif <text:s/>// WORDS_H</text:p>
      <text:p text:style-name="P3">while( *sentence != '\0' ) </text:p>
      <text:p text:style-name="P3">//could use this instead:</text:p>
      <text:p text:style-name="P6">while( *sentence )</text:p>
      <text:p text:style-name="P7"><text:span text:style-name="T2">assert() <text:s text:c="47"/></text:span><text:a xlink:type="simple" xlink:href="http://cs.fit.edu/%7Emmahoney/cse2050/how2cpp.html#cassert"><text:span text:style-name="T2">cassert</text:span></text:a></text:p>
      <text:p text:style-name="P6">modulus operator <text:s text:c="7"/>%</text:p>
      <text:p text:style-name="P6">static_cast&lt;double&gt;( operand )</text:p>
      <text:p text:style-name="P6">(double) a / b</text:p>
      <text:p text:style-name="P6">e.g. number = 5 + rand() % 11; // produces a random number between 5 and 15 inclusive.</text:p>
      <text:p text:style-name="P6">enum Status ( CONTINUE, WON, LOST );</text:p>
      <text:p text:style-name="P6">Local variables declared <text:span text:style-name="T11">static</text:span> maintain their values when the function in which they are declared is exited.</text:p>
      <text:p text:style-name="P4">in_stream.close(); out_stream.close();</text:p>
      <text:p text:style-name="P6">should be included when you are finished taking input from/writing output to variables in_stream and out_stream.</text:p>
      <text:p text:style-name="P6">floor( x + 0.5 )<text:line-break/>this always round to the nearest integer.</text:p>
      <text:p text:style-name="P6">struct Node {<text:line-break/>int number;<text:line-break/>char name[ 20 ];<text:line-break/>Node *ptr_to_next_node;<text:line-break/>};</text:p>
      <text:p text:style-name="Standard"><text:span text:style-name="Source_20_Text"><text:span text:style-name="T2">int *ptr_a;<text:tab/><text:tab/>int *ptr_b;</text:span></text:span></text:p>
      <text:p text:style-name="Standard"><text:span text:style-name="Source_20_Text"><text:span text:style-name="T2">ptr_a = new int; <text:s text:c="6"/><text:tab/><text:tab/>ptr_b = new int [6];</text:span></text:span></text:p>
      <text:p text:style-name="Standard"><text:span text:style-name="Source_20_Text"><text:span text:style-name="T2">*ptr_a = 6; <text:tab/><text:tab/>ptr_b[3] = 8;</text:span></text:span></text:p>
      <text:p text:style-name="P7"><text:span text:style-name="Source_20_Text"><text:span text:style-name="T2">delete ptr_a;<text:tab/><text:tab/>delete [] ptr_b;</text:span></text:span></text:p>
      <text:p text:style-name="Standard"><text:a xlink:type="simple" xlink:href="http://cs.fit.edu/%7Emmahoney/cse2050/how2cpp.html#standardlibrarytypes"><text:span text:style-name="Source_20_Text"><text:span text:style-name="T2">Library Type</text:span></text:span></text:a><text:span text:style-name="Source_20_Text"><text:span text:style-name="T2"> <text:s text:c="3"/>Description <text:s text:c="28"/>Header</text:span></text:span></text:p>
      <text:p text:style-name="Standard"><text:span text:style-name="T2">istream <text:s text:c="8"/>Standard input (cin) <text:s text:c="19"/></text:span><text:a xlink:type="simple" xlink:href="http://cs.fit.edu/%7Emmahoney/cse2050/how2cpp.html#iostream"><text:span text:style-name="T2">iostream</text:span></text:a></text:p>
      <text:p text:style-name="P3">ostream <text:s text:c="8"/>Output (cout, cerr, clog) <text:s text:c="14"/>iostream</text:p>
      <text:p text:style-name="Standard"><text:span text:style-name="T2">ifstream <text:s text:c="7"/>Input file <text:s text:c="29"/></text:span><text:a xlink:type="simple" xlink:href="http://cs.fit.edu/%7Emmahoney/cse2050/how2cpp.html#fstream"><text:span text:style-name="T2">fstream</text:span></text:a></text:p>
      <text:p text:style-name="P3">ofstream <text:s text:c="7"/>Output file <text:s text:c="28"/>fstream</text:p>
      <text:p text:style-name="Standard"><text:span text:style-name="T2">string <text:s text:c="9"/>Sequence of char <text:s text:c="23"/></text:span><text:a xlink:type="simple" xlink:href="http://cs.fit.edu/%7Emmahoney/cse2050/how2cpp.html#string"><text:span text:style-name="T2">string</text:span></text:a></text:p>
      <text:p text:style-name="Standard"><text:span text:style-name="T2">vector&lt;T&gt; <text:s text:c="6"/>Expandable array/stack of T <text:s text:c="12"/></text:span><text:a xlink:type="simple" xlink:href="http://cs.fit.edu/%7Emmahoney/cse2050/how2cpp.html#vector"><text:span text:style-name="T2">vector</text:span></text:a></text:p>
      <text:p text:style-name="Standard"><text:span text:style-name="T2">deque&lt;T&gt; <text:s text:c="7"/>Array/double ended queue <text:s text:c="15"/></text:span><text:a xlink:type="simple" xlink:href="http://cs.fit.edu/%7Emmahoney/cse2050/how2cpp.html#deque"><text:span text:style-name="T2">deque</text:span></text:a></text:p>
      <text:p text:style-name="Standard"><text:span text:style-name="T2">list&lt;T&gt; <text:s text:c="8"/>List/stack/queue of T <text:s text:c="18"/></text:span><text:a xlink:type="simple" xlink:href="http://cs.fit.edu/%7Emmahoney/cse2050/how2cpp.html#list"><text:span text:style-name="T2">list</text:span></text:a></text:p>
      <text:p text:style-name="Standard"><text:span text:style-name="T2">map&lt;T1,T2&gt; <text:s text:c="5"/>Associative mapping of T1 to T2 <text:s text:c="8"/></text:span><text:a xlink:type="simple" xlink:href="http://cs.fit.edu/%7Emmahoney/cse2050/how2cpp.html#map"><text:span text:style-name="T2">map</text:span></text:a></text:p>
      <text:p text:style-name="Standard"><text:span text:style-name="T2">set&lt;T1&gt; <text:s text:c="8"/>A map with keys only <text:s text:c="19"/></text:span><text:a xlink:type="simple" xlink:href="http://cs.fit.edu/%7Emmahoney/cse2050/how2cpp.html#set"><text:span text:style-name="T2">set</text:span></text:a></text:p>
      <text:p text:style-name="P3">pair&lt;T1,T2&gt; <text:s text:c="4"/>Two objects of type T1 and T2 <text:s text:c="10"/>map or utility</text:p>
      <text:p text:style-name="P7"><text:a xlink:type="simple" xlink:href="http://cs.fit.edu/%7Emmahoney/cse2050/how2cpp.html#cpplibrary"><text:span text:style-name="Source_20_Text"><text:span text:style-name="T2">iterator</text:span></text:span></text:a><text:span text:style-name="Source_20_Text"><text:span text:style-name="T2"> <text:s text:c="7"/>Pointer into a container <text:s text:c="15"/>(Included with container)</text:span></text:span></text:p>
      <text:p text:style-name="Standard"><text:a xlink:type="simple" xlink:href="http://cs.fit.edu/%7Emmahoney/cse2050/how2cpp.html#builtin"><text:span text:style-name="Source_20_Text"><text:span text:style-name="T2">Built-in</text:span></text:span></text:a><text:span text:style-name="Source_20_Text"><text:span text:style-name="T2"> <text:s text:c="7"/>Description</text:span></text:span></text:p>
      <text:p text:style-name="Standard"><text:a xlink:type="simple" xlink:href="http://cs.fit.edu/%7Emmahoney/cse2050/how2cpp.html#integer"><text:span text:style-name="T2">int</text:span></text:a><text:span text:style-name="T2"> x; <text:s text:c="9"/>Fastest integer type (16-32 bits), also short, long, unsigned</text:span></text:p>
      <text:p text:style-name="Standard"><text:a xlink:type="simple" xlink:href="http://cs.fit.edu/%7Emmahoney/cse2050/how2cpp.html#char"><text:span text:style-name="T2">char</text:span></text:a><text:span text:style-name="T2"> x; <text:s text:c="8"/>8-bit character, '\0' to '\xFF' or -128 to 127</text:span></text:p>
      <text:p text:style-name="Standard"><text:a xlink:type="simple" xlink:href="http://cs.fit.edu/%7Emmahoney/cse2050/how2cpp.html#floating"><text:span text:style-name="T2">double</text:span></text:a><text:span text:style-name="T2"> x; <text:s text:c="6"/>64 bit real + or - 1.8e308, 14 significant digits, also float</text:span></text:p>
      <text:p text:style-name="P6">bool x; <text:s text:c="8"/>true or false </text:p>
      <text:p text:style-name="Standard"><text:a xlink:type="simple" xlink:href="http://cs.fit.edu/%7Emmahoney/cse2050/how2cpp.html#modifiers"><text:span text:style-name="T2">Modifiers</text:span></text:a><text:span text:style-name="T2"> <text:s text:c="6"/>Description</text:span></text:p>
      <text:p text:style-name="Standard"><text:a xlink:type="simple" xlink:href="http://cs.fit.edu/%7Emmahoney/cse2050/how2cpp.html#const"><text:span text:style-name="T2">const</text:span></text:a><text:span text:style-name="T2"> T x; <text:s text:c="5"/>Non-modifiable object</text:span></text:p>
      <text:p text:style-name="Standard"><text:span text:style-name="T2">T&amp; y=x; <text:s text:c="8"/></text:span><text:a xlink:type="simple" xlink:href="http://cs.fit.edu/%7Emmahoney/cse2050/how2cpp.html#references"><text:span text:style-name="T2">Reference</text:span></text:a><text:span text:style-name="T2">, y is an alias for x, which both have type T</text:span></text:p>
      <text:p text:style-name="Standard"><text:span text:style-name="T2">T f(...) {...} <text:s/>Defines f as a </text:span><text:a xlink:type="simple" xlink:href="http://cs.fit.edu/%7Emmahoney/cse2050/how2cpp.html#functions"><text:span text:style-name="T2">function</text:span></text:a><text:span text:style-name="T2"> returning T</text:span></text:p>
      <text:p text:style-name="Standard"><text:span text:style-name="T2">T* p; <text:s text:c="10"/></text:span><text:a xlink:type="simple" xlink:href="http://cs.fit.edu/%7Emmahoney/cse2050/how2cpp.html#pointers"><text:span text:style-name="T2">Pointer</text:span></text:a><text:span text:style-name="T2"> to T (*p is a T object)</text:span></text:p>
      <text:p text:style-name="Standard"><text:span text:style-name="T2">T a[N]; <text:s text:c="8"/></text:span><text:a xlink:type="simple" xlink:href="http://cs.fit.edu/%7Emmahoney/cse2050/how2cpp.html#arrays"><text:span text:style-name="T2">Array</text:span></text:a><text:span text:style-name="T2"> of N elements of T, a[0] to a[N-1]</text:span></text:p>
      <text:p text:style-name="P7"><text:a xlink:type="simple" xlink:href="http://cs.fit.edu/%7Emmahoney/cse2050/how2cpp.html#static"><text:span text:style-name="T2">static</text:span></text:a><text:span text:style-name="T2"> T x; <text:s text:c="4"/>Place x in data segment</text:span></text:p>
      <text:p text:style-name="Standard"><text:bookmark text:name="cstring1"/><text:span text:style-name="Source_20_Text"><text:span text:style-name="T3">&lt;cstring&gt;</text:span></text:span></text:p>
      <text:p text:style-name="Standard"><text:span text:style-name="Source_20_Text"><text:span text:style-name="T2">strcpy(dst, src); <text:s text:c="8"/></text:span></text:span></text:p>
      <text:p text:style-name="Standard"><text:span text:style-name="Source_20_Text"><text:span text:style-name="T2">// Copy src to dst. Not bounds checked</text:span></text:span></text:p>
      <text:p text:style-name="P3">strcat(dst, src); <text:s text:c="8"/></text:p>
      <text:p text:style-name="P3">// Concatenate to dst. Not bounds checked</text:p>
      <text:p text:style-name="P3">strcmp(s1, s2); <text:s text:c="6"/></text:p>
      <text:p text:style-name="P3">// Compare, &lt;0 if s1&lt;s2, 0 if s1==s2, &gt;0 if s1&gt;s2</text:p>
      <text:p text:style-name="P3">strncpy(dst, src, n); <text:s text:c="4"/></text:p>
      <text:p text:style-name="P3">// Copy up to n chars, also strncat(), strncmp()</text:p>
      <text:p text:style-name="P3">strlen(s); <text:s text:c="15"/>// Length of s not counting \0</text:p>
      <text:p text:style-name="P3">strchr(s,c); strrchr(s,c);</text:p>
      <text:p text:style-name="P3">// <text:span text:style-name="T11">Address (not index) </text:span>of first/last char c in s or 0</text:p>
      <text:p text:style-name="P3"><text:s/>strstr(s, sub); <text:s text:c="10"/></text:p>
      <text:p text:style-name="P6">// Address of first substring in s or 0</text:p>
      <text:p text:style-name="Standard"><text:bookmark text:name="cmath"/><text:span text:style-name="Source_20_Text"><text:span text:style-name="T3">&lt;cmath&gt;</text:span></text:span></text:p>
      <text:p text:style-name="P3">Functions take double and return double. </text:p>
      <text:p text:style-name="P3">pow(x, y); sqrt(x); <text:s text:c="6"/>// x to the y, square root</text:p>
      <text:p text:style-name="P3">ceil(x); floor(x); <text:s text:c="7"/></text:p>
      <text:p text:style-name="P3">// Round up or down (as a double)</text:p>
      <text:p text:style-name="P6">fabs(x); fmod(x, y); <text:s text:c="5"/>// Absolute value, x mod y</text:p>
      <text:p text:style-name="Standard"><text:bookmark text:name="cctype"/><text:span text:style-name="Source_20_Text"><text:span text:style-name="T3">&lt;cctype&gt;</text:span></text:span></text:p>
      <text:p text:style-name="P3">Character tests take a char c and return bool. </text:p>
      <text:p text:style-name="P3"><text:s text:c="2"/>isalnum(c); <text:s text:c="14"/>// Is c a letter or digit?</text:p>
      <text:p text:style-name="P3"><text:s text:c="2"/>isalpha(c); isdigit(c); <text:s text:c="2"/>// Is c a letter? <text:s/>Digit?</text:p>
      <text:p text:style-name="P3"><text:s text:c="2"/>islower(c); isupper(c); <text:s text:c="2"/></text:p>
      <text:p text:style-name="P3">// Is c lower case? <text:s/>Upper case?</text:p>
      <text:p text:style-name="P3"><text:s text:c="2"/>isspace(c); <text:s text:c="13"/>// Is whitespace? <text:s/></text:p>
      <text:p text:style-name="P3"><text:s text:c="2"/>ispunct(c); <text:s text:c="14"/></text:p>
      <text:p text:style-name="P3">// Is printing except space, letter, or digit?</text:p>
      <text:p text:style-name="P3"><text:s text:c="2"/>isxdigit(c); <text:s text:c="13"/>// Is hexadecimal digit?</text:p>
      <text:p text:style-name="P3"><text:s text:c="2"/>c=tolower(c); c=toupper(c); <text:s text:c="2"/></text:p>
      <text:p text:style-name="P6">// Convert c to lower/upper case</text:p>
      <text:p text:style-name="Standard"><text:bookmark text:name="cstdlib"/><text:span text:style-name="Source_20_Text"><text:span text:style-name="T3">&lt;cstdlib&gt;</text:span></text:span></text:p>
      <text:p text:style-name="P3">Miscellaneous functions. s is type char*, n is int </text:p>
      <text:p text:style-name="P3"><text:s text:c="2"/>atoi(s); atol(s); atof(s);</text:p>
      <text:p text:style-name="P3">// Convert char* s to int, long, double e.g. atof("3.5")</text:p>
      <text:p text:style-name="P3"><text:s text:c="2"/>abs(x); labs(x); <text:s text:c="9"/></text:p>
      <text:p text:style-name="P3">// Absolute value of numeric x as int, long</text:p>
      <text:p text:style-name="P3"><text:s text:c="2"/>rand(); <text:s text:c="18"/></text:p>
      <text:p text:style-name="P3">// Pseudo-random int from 0 to RAND_MAX (at least 32767)</text:p>
      <text:p text:style-name="P3"><text:s text:c="2"/>srand(n); <text:s text:c="16"/></text:p>
      <text:p text:style-name="P3">// Initialize rand(), e.g. srand(time(0)); time() belongs to &lt;ctime&gt;</text:p>
      <text:p text:style-name="P3"><text:s text:c="2"/>exit(n); <text:s text:c="17"/></text:p>
      <text:p text:style-name="P6">// Kill program, return status n, e.g. exit(0);</text:p>
      <text:p text:style-name="P2">ASCIIs:</text:p>
      <text:p text:style-name="P5"><text:bookmark text:name="char"/><text:span text:style-name="Source_20_Text"><text:span text:style-name="T2"><text:s text:c="2"/>8-13: <text:s text:c="2"/>\b\t\n\v\f\r <text:s/>(bell, tab, newline, vertical tab, formfeed, return)</text:span></text:span></text:p>
      <text:p text:style-name="P3"><text:s text:c="2"/>32-47: <text:s text:c="2"/>!\"#$%&amp;\'()*+,-./ <text:s text:c="16"/>(32=space, \' and \" are one char)</text:p>
      <text:p text:style-name="P3"><text:s text:c="2"/>48-63: <text:s/>0123456789:;&lt;=&gt;\? <text:s text:c="17"/>(\? is one char)</text:p>
      <text:p text:style-name="P3"><text:s text:c="2"/>64-95: <text:s/>@ABCDEFGHIJKLMNOPQRSTUVWXYZ[\\]^_ <text:s/>(\\ is one char)</text:p>
      <text:p text:style-name="P6"><text:s text:c="2"/>96-126: `abcdefghijklmnopqrstuvwxyz{|}~</text:p>
      <text:p text:style-name="Standard"><text:bookmark text:name="iostream"/><text:span text:style-name="Source_20_Text"><text:span text:style-name="T3">&lt;iostream&gt;</text:span></text:span></text:p>
      <text:p text:style-name="Standard"><text:span text:style-name="T2">In the following, </text:span><text:span text:style-name="Teletype"><text:span text:style-name="T2">in</text:span></text:span><text:span text:style-name="T2"> is an istream (cin), </text:span><text:span text:style-name="Teletype"><text:span text:style-name="T2">out</text:span></text:span><text:span text:style-name="T2"> is an ostream (cout, cerr, clog), i is int, c is char, and cp is char*. </text:span></text:p>
      <text:p text:style-name="P3"><text:s text:c="2"/>in &gt;&gt; x; <text:s text:c="14"/></text:p>
      <text:p text:style-name="P3">// Read 1 word to numeric, string, or char* x, return in</text:p>
      <text:p text:style-name="P3"><text:s text:c="2"/>in.get(); <text:s text:c="13"/></text:p>
      <text:p text:style-name="P3">// Read 1 char (0-255) or EOF (-1) as an int</text:p>
      <text:p text:style-name="P3"><text:s text:c="2"/>in.get(c); <text:s text:c="12"/>// Read 1 char into c, return in</text:p>
      <text:p text:style-name="P3"><text:s text:c="2"/><text:span text:style-name="T11">in.putback(); <text:s text:c="2"/></text:span>// Put back last char read, return in</text:p>
      <text:p text:style-name="P3"><text:s text:c="2"/>in.getline(cp, i); <text:s text:c="3"/></text:p>
      <text:p text:style-name="P3"><text:s/>// Read up to i chars into char cp[i] or until '\n', return in</text:p>
      <text:p text:style-name="P3"><text:s text:c="2"/>in.getline(cp, i, c); <text:s/></text:p>
      <text:p text:style-name="P3">// Read to c instead of '\n', return in</text:p>
      <text:p text:style-name="P3"><text:s text:c="2"/>getline(in, s); <text:s text:c="7"/></text:p>
      <text:p text:style-name="P3">// Read up to '\n' into string s, return in</text:p>
      <text:p text:style-name="P3"><text:s text:c="2"/>in.good(); <text:s text:c="12"/>// true if no error or EOF</text:p>
      <text:p text:style-name="P3"><text:s text:c="2"/>bool(in); <text:s text:c="13"/>// in.good();</text:p>
      <text:p text:style-name="P3"><text:s text:c="2"/>in.bad(); <text:s text:c="13"/>// true if unexpected char in formatted input</text:p>
      <text:p text:style-name="P3"><text:s text:c="2"/>in.clear(); <text:s text:c="11"/>// Allow more input after bad, or throw an ios::failure</text:p>
      <text:p text:style-name="P3"><text:s text:c="2"/><text:span text:style-name="T11">in.eof(); <text:s/></text:span><text:s text:c="12"/>// true if end of file <text:span text:style-name="T11">(has been read in by get already!)</text:span></text:p>
      <text:p text:style-name="P3"><text:s text:c="2"/>in.fail(); <text:s text:c="12"/>// true if system input error</text:p>
      <text:p text:style-name="P3"/>
      <text:p text:style-name="P3"><text:s text:c="2"/>out &lt;&lt; x; <text:s text:c="15"/></text:p>
      <text:p text:style-name="P3">// Formatted output, redirected with &gt;</text:p>
      <text:p text:style-name="P6"><text:s text:c="2"/>out &lt;&lt; endl; <text:s text:c="12"/>// Print '\n' and flush</text:p>
      <text:p text:style-name="Standard"><text:bookmark text:name="iomanip"/><text:span text:style-name="Source_20_Text"><text:span text:style-name="T3">&lt;iomanip&gt;</text:span></text:span></text:p>
      <text:p text:style-name="Standard"><text:bookmark text:name="iomanip1"/><text:span text:style-name="T2">Defines manipulators for formatted output of numeric types. They have no effect on strings. </text:span><text:span text:style-name="Teletype"><text:span text:style-name="T2">setw()</text:span></text:span><text:span text:style-name="T2"> applies only to the next object printed, but the others remain in effect until changed. </text:span></text:p>
      <text:p text:style-name="P3"><text:s text:c="2"/>out &lt;&lt; setw(i); <text:s text:c="9"/></text:p>
      <text:p text:style-name="P3">// Pad next output to i chars, then back to 0</text:p>
      <text:p text:style-name="P3"><text:s text:c="2"/>out &lt;&lt; setfill(c); <text:s text:c="6"/>// Pad with c (default ' ')</text:p>
      <text:p text:style-name="P3"><text:s text:c="2"/>out &lt;&lt; setprecision(i); <text:s/></text:p>
      <text:p text:style-name="P3">// Use i significant digits for all float, double</text:p>
      <text:p text:style-name="P3">cout &lt;&lt; setw(6) &lt;&lt; setprecision(3) &lt;&lt; setfill('0') &lt;&lt; 3.1; </text:p>
      <text:p text:style-name="P6">// print "003.10"</text:p>
      <text:p text:style-name="Standard"><text:span text:style-name="Source_20_Text"><text:span text:style-name="T2"><text:tab/></text:span></text:span><text:span text:style-name="Source_20_Text"><text:span text:style-name="Teletype"><text:span text:style-name="T2">ifstream in_stream;</text:span></text:span></text:span></text:p>
      <text:p text:style-name="Standard"><text:span text:style-name="Teletype"><text:span text:style-name="T2"><text:tab/>in_stream.open("Lecture_4");</text:span></text:span></text:p>
      <text:p text:style-name="Standard"><text:span text:style-name="Teletype"><text:span text:style-name="T2"><text:s text:c="16"/><text:tab/>if (in_stream.fail())</text:span></text:span></text:p>
      <text:p text:style-name="Standard"><text:span text:style-name="Teletype"><text:span text:style-name="T2"><text:s text:c="16"/><text:tab/>{</text:span></text:span></text:p>
      <text:p text:style-name="Standard"><text:span text:style-name="Teletype"><text:span text:style-name="T2"><text:s text:c="24"/>cout &lt;&lt; "Sorry, the file couldn't be opened!\n";</text:span></text:span></text:p>
      <text:p text:style-name="P7"><text:span text:style-name="Teletype"><text:span text:style-name="T2"><text:s text:c="24"/>exit(1); }...</text:span></text:span></text:p>
      <text:p text:style-name="Standard"><text:span text:style-name="Source_20_Text"><text:span text:style-name="T2"><text:s/></text:span></text:span><text:span text:style-name="Source_20_Text"><text:span text:style-name="T3">&lt;string&gt;</text:span></text:span></text:p>
      <text:p text:style-name="Standard"><text:bookmark text:name="string1"/><text:span text:style-name="T2">A </text:span><text:span text:style-name="Teletype"><text:span text:style-name="T2">string</text:span></text:span><text:span text:style-name="T2"> is like an array of char, but it also supports copying, assignment, and comparison, and its size may be set or changed at run time. '\0' has no special meaning. There is implicit conversion from char* to string in mixed type expressions. </text:span></text:p>
      <text:p text:style-name="P3"><text:s text:c="2"/>string() <text:s text:c="10"/>// Empty string</text:p>
      <text:p text:style-name="P3"><text:s text:c="2"/>string(cp) <text:s text:c="8"/>// Convert char* cp to string</text:p>
      <text:p text:style-name="P3"><text:s text:c="2"/>string(n, c) <text:s text:c="6"/>// string of n copies of char c</text:p>
      <text:p text:style-name="P3"><text:s text:c="2"/>s=s2 <text:s text:c="14"/>// Assign char* or string s2 to string s</text:p>
      <text:p text:style-name="P3"><text:s text:c="2"/>s1&lt;s2 <text:s text:c="13"/></text:p>
      <text:p text:style-name="P3">// Also ==, !=, &gt;, &lt;=, &gt;=, either s1 or s2 may be char*</text:p>
      <text:p text:style-name="P3"><text:s text:c="2"/>s.size() <text:s text:c="10"/>// Length of string s</text:p>
      <text:p text:style-name="P3"><text:s text:c="2"/>string::size_type <text:s/></text:p>
      <text:p text:style-name="P3">// Type of s.size(), usually unsigned int</text:p>
      <text:p text:style-name="P3"><text:s text:c="2"/>s.empty() <text:s text:c="9"/>// True if s.size() == 0</text:p>
      <text:p text:style-name="P3"><text:s text:c="2"/>s[i] <text:s text:c="14"/></text:p>
      <text:p text:style-name="P3">// i'th char, 0 &lt;= i &lt; s.size() (unchecked), may be assigned to</text:p>
      <text:p text:style-name="P3"><text:s text:c="2"/>s.at(i) <text:s text:c="11"/></text:p>
      <text:p text:style-name="P3">// s[i] with bounds check, throws out_of_range</text:p>
      <text:p text:style-name="P3"><text:s text:c="2"/>s1+s2 <text:s text:c="13"/></text:p>
      <text:p text:style-name="P3">// Concatenate strings, either s1 or s2 may be char or char*</text:p>
      <text:p text:style-name="P3"><text:s text:c="2"/>s+=s2 <text:s text:c="13"/></text:p>
      <text:p text:style-name="P3">// Append string, char, or char* s2 to string s</text:p>
      <text:p text:style-name="P3"><text:s text:c="2"/>s.c_str() <text:s text:c="9"/></text:p>
      <text:p text:style-name="P3">// string s as a const char* with trailing '\0'</text:p>
      <text:p text:style-name="P3"><text:s text:c="2"/>s.substr(i, j) <text:s text:c="4"/></text:p>
      <text:p text:style-name="P3">// Substring of string s of length j starting at s[i]</text:p>
      <text:p text:style-name="P3"><text:s text:c="2"/>s.substr(i) <text:s text:c="7"/>// Substring from s[i] to the end</text:p>
      <text:p text:style-name="P3"><text:s text:c="2"/>s.find(s2) <text:s text:c="8"/></text:p>
      <text:p text:style-name="P3">// Index of char, char*, or string s2 in s, or string::npos if not found</text:p>
      <text:p text:style-name="P3"><text:s text:c="2"/>s.rfind(s2) <text:s text:c="7"/>// Index of last occurrence of s2 in s</text:p>
      <text:p text:style-name="P3"><text:s text:c="2"/>s.find_first_of(s2) <text:s text:c="4"/></text:p>
      <text:p text:style-name="P3">// Index of first char in s that occurs in s2</text:p>
      <text:p text:style-name="P3"><text:s text:c="2"/>s.find_last_of(s2) <text:s text:c="5"/></text:p>
      <text:p text:style-name="P3">// Index of last char in s that occurs in s2</text:p>
      <text:p text:style-name="P3"><text:s text:c="2"/>s.find_first_not_of(s2) </text:p>
      <text:p text:style-name="P3">// Index of first char in s not found in s2</text:p>
      <text:p text:style-name="P3"><text:s text:c="2"/>s.find_last_not_of(s2) <text:s/></text:p>
      <text:p text:style-name="P3">// Index of last char in s not found in s2</text:p>
      <text:p text:style-name="P3"><text:s text:c="2"/>s.replace(i, j, s2) <text:s text:c="4"/>// Replace s.substr(i, j) with s2</text:p>
      <text:p text:style-name="Standard"><text:span text:style-name="Teletype"><text:span text:style-name="T2">s.size()</text:span></text:span><text:span text:style-name="T2"> should be converted to </text:span><text:span text:style-name="Teletype"><text:span text:style-name="T2">int</text:span></text:span><text:span text:style-name="T2"> to avoid unsigned comparison. </text:span></text:p>
      <text:p text:style-name="P3"><text:s text:c="2"/>string s(3,'a'); <text:s text:c="2"/>// "aaa"</text:p>
      <text:p text:style-name="P3"><text:s text:c="2"/>s += "b"+s; <text:s text:c="7"/>// "aaabaaa"</text:p>
      <text:p text:style-name="P3"><text:s text:c="2"/>for (int i=0; i!=int(s.size()); ++i) { <text:s/></text:p>
      <text:p text:style-name="P3">// print s one char at a time</text:p>
      <text:p text:style-name="P3"><text:s text:c="4"/>cout &lt;&lt; s[i];</text:p>
      <text:p text:style-name="P6"><text:s text:c="2"/>s.size() &gt; -1; <text:s text:c="4"/>// false! <text:s/>-1 is converted to unsigned</text:p>
      <text:p text:style-name="P3"><text:s text:c="2"/>if ( ! isalpha(*surname) ) {</text:p>
      <text:p text:style-name="P3"><text:s text:c="4"/>cout &lt;&lt; "Error: Invalid surname entered!\n";</text:p>
      <text:p text:style-name="P3"><text:s text:c="4"/>exit(1);</text:p>
      <text:p text:style-name="P6"><text:s text:c="2"/>}</text:p>
      <text:p text:style-name="P3">bool compare( const char *str1, const char *str2 ) {</text:p>
      <text:p text:style-name="P3"><text:s text:c="2"/>if ( *str1 == '\0' &amp;&amp; *str2 == '\0' )</text:p>
      <text:p text:style-name="P3"><text:s text:c="4"/>return true;</text:p>
      <text:p text:style-name="P3"><text:soft-page-break/><text:s text:c="2"/>else if ( *str1 != *str2 )</text:p>
      <text:p text:style-name="P3"><text:s text:c="4"/>return false;</text:p>
      <text:p text:style-name="P3"><text:s text:c="2"/>else</text:p>
      <text:p text:style-name="P3"><text:s text:c="4"/>return compare(++str1,++str2);</text:p>
      <text:p text:style-name="P6">}</text:p>
      <text:p text:style-name="P3">char word[512];</text:p>
      <text:p text:style-name="P3">...</text:p>
      <text:p text:style-name="P3">void get_word( const char * sentence, char* word ) {<text:tab/>int n = 0;</text:p>
      <text:p text:style-name="P3"><text:tab/>while ( isalpha(*sentence) ) </text:p>
      <text:p text:style-name="P3"><text:tab/><text:tab/>word[n++] = *sentence++;</text:p>
      <text:p text:style-name="P3"><text:tab/>word[n] = '\0';</text:p>
      <text:p text:style-name="P6">}</text:p>
      <text:p text:style-name="P3">bool is_prefix( const char *str1, const char *str2) {</text:p>
      <text:p text:style-name="P3"><text:s text:c="2"/>if ( *str1 == '\0' )</text:p>
      <text:p text:style-name="P3"><text:s text:c="4"/>return true;</text:p>
      <text:p text:style-name="P3"><text:s text:c="2"/>else if ( *str1 != *str2 )</text:p>
      <text:p text:style-name="P3"><text:s text:c="4"/>return false;</text:p>
      <text:p text:style-name="P3"><text:s text:c="2"/>else</text:p>
      <text:p text:style-name="P3"><text:s text:c="4"/>return is_prefix( ++str1, ++str2 );</text:p>
      <text:p text:style-name="P6">}</text:p>
      <text:p text:style-name="P3">int substring_position( const char *str1, const char *str2 ) {</text:p>
      <text:p text:style-name="P3"><text:s text:c="2"/>int n = 0;</text:p>
      <text:p text:style-name="P3"><text:s text:c="2"/>do {</text:p>
      <text:p text:style-name="P3"><text:s text:c="4"/>if ( is_prefix( str1, str2 ) )</text:p>
      <text:p text:style-name="P3"><text:s text:c="6"/>return n;</text:p>
      <text:p text:style-name="P3"><text:s text:c="4"/>++n; }</text:p>
      <text:p text:style-name="P3"><text:s text:c="2"/>while ( *str2++ != '\0' ); </text:p>
      <text:p text:style-name="P3"><text:s text:c="2"/>return -1;</text:p>
      <text:p text:style-name="P6">}</text:p>
      <text:p text:style-name="P3">/**</text:p>
      <text:p text:style-name="P3"><text:s/>* <text:s/>Checks if a string is contained in another string.</text:p>
      <text:p text:style-name="P3"><text:s/>* <text:s/>@a: substring to match</text:p>
      <text:p text:style-name="P3"><text:s/>* <text:s/>@b: string to be checked</text:p>
      <text:p text:style-name="P3"><text:s/>*</text:p>
      <text:p text:style-name="P3"><text:s/>* <text:s/>Returns a zero-indexed position to the first occurrence in @b of the</text:p>
      <text:p text:style-name="P3"><text:s/>* <text:s/>string @a; otherwise returns -1.</text:p>
      <text:p text:style-name="P3"><text:s/>*/</text:p>
      <text:p text:style-name="P6"><text:span text:style-name="Source_20_Text"><text:span text:style-name="T1">int</text:span></text:span> <text:span text:style-name="Source_20_Text"><text:span text:style-name="T1">substring_position2( const</text:span></text:span> <text:span text:style-name="Source_20_Text"><text:span text:style-name="T1">char</text:span></text:span> <text:span text:style-name="Source_20_Text"><text:span text:style-name="T1">*a, const</text:span></text:span> <text:span text:style-name="Source_20_Text"><text:span text:style-name="T1">char</text:span></text:span> <text:span text:style-name="Source_20_Text"><text:span text:style-name="T1">*b ) {<text:tab/>return(a=strstr(b,a))?a-b:-1; }</text:span></text:span></text:p>
      <text:p text:style-name="Standard"><text:span text:style-name="Source_20_Text"><text:span text:style-name="T4">void reverse( const char *str1, char *str2 ) {</text:span></text:span></text:p>
      <text:p text:style-name="Standard"><text:span text:style-name="Source_20_Text"><text:span text:style-name="T4"><text:s text:c="2"/>const char *str1_end = str1; <text:s/>//a second pointer pointing to str1</text:span></text:span></text:p>
      <text:p text:style-name="Standard"><text:span text:style-name="Source_20_Text"><text:span text:style-name="T4"><text:s text:c="2"/></text:span></text:span></text:p>
      <text:p text:style-name="Standard"><text:span text:style-name="Source_20_Text"><text:span text:style-name="T4"><text:s text:c="2"/>while (*str1_end != '\0' ) <text:s text:c="3"/>//point to the sentinel character</text:span></text:span></text:p>
      <text:p text:style-name="Standard"><text:span text:style-name="Source_20_Text"><text:span text:style-name="T4"><text:s text:c="4"/>++str1_end;</text:span></text:span></text:p>
      <text:p text:style-name="Standard"><text:span text:style-name="Source_20_Text"><text:span text:style-name="T4"><text:s text:c="2"/>--str1_end; <text:s text:c="18"/>//point to the previous character</text:span></text:span></text:p>
      <text:p text:style-name="Standard"><text:span text:style-name="Source_20_Text"><text:span text:style-name="T4"/></text:span></text:p>
      <text:p text:style-name="Standard"><text:span text:style-name="Source_20_Text"><text:span text:style-name="T4"><text:s text:c="2"/>while ( str1_end &gt;= str1 ) <text:s text:c="3"/>//copy characters to str2 going backwards</text:span></text:span></text:p>
      <text:p text:style-name="Standard"><text:span text:style-name="Source_20_Text"><text:span text:style-name="T4"><text:s text:c="4"/>*str2++ = *str1_end--; <text:s text:c="5"/>//through str1 until reaching the start.</text:span></text:span></text:p>
      <text:p text:style-name="Standard"><text:span text:style-name="Source_20_Text"><text:span text:style-name="T4"><text:s text:c="2"/>*str2 = '\0'; <text:s text:c="16"/>//add the sentinel character to str2</text:span></text:span></text:p>
      <text:p text:style-name="P7"><text:span text:style-name="Source_20_Text"><text:span text:style-name="T4">}</text:span></text:span></text:p>
      <text:p text:style-name="Standard"><text:span text:style-name="Source_20_Text"><text:span text:style-name="T4">bool compare( const char *one, const char *two ) {</text:span></text:span></text:p>
      <text:p text:style-name="Standard"><text:span text:style-name="Source_20_Text"><text:span text:style-name="T4"><text:s text:c="2"/>while ( !( isalpha(*one) || *one == '\0') ) //skip to next letter or sentinel</text:span></text:span></text:p>
      <text:p text:style-name="Standard"><text:span text:style-name="Source_20_Text"><text:span text:style-name="T4"><text:s text:c="4"/>++one;</text:span></text:span></text:p>
      <text:p text:style-name="Standard"><text:span text:style-name="Source_20_Text"><text:span text:style-name="T4"><text:s text:c="2"/>while ( !( isalpha(*two) || *two == '\0') ) //skip to next letter or sentinel</text:span></text:span></text:p>
      <text:p text:style-name="Standard"><text:span text:style-name="Source_20_Text"><text:span text:style-name="T4"><text:s text:c="4"/>++two;</text:span></text:span></text:p>
      <text:p text:style-name="Standard"><text:span text:style-name="Source_20_Text"><text:span text:style-name="T4"/></text:span></text:p>
      <text:p text:style-name="Standard"><text:span text:style-name="Source_20_Text"><text:span text:style-name="T4"><text:s text:c="2"/>if ( *one == '\0' &amp;&amp; *two == '\0' ) <text:s text:c="8"/>//both reached sentinel</text:span></text:span></text:p>
      <text:p text:style-name="Standard"><text:span text:style-name="Source_20_Text"><text:span text:style-name="T4"><text:s text:c="4"/>return true;</text:span></text:span></text:p>
      <text:p text:style-name="Standard"><text:span text:style-name="Source_20_Text"><text:span text:style-name="T4"/></text:span></text:p>
      <text:p text:style-name="Standard"><text:span text:style-name="Source_20_Text"><text:span text:style-name="T4"><text:s text:c="2"/>else if ( *one == '\0' || *two == '\0' || <text:s text:c="2"/>//only one reached sentinel</text:span></text:span></text:p>
      <text:p text:style-name="Standard"><text:span text:style-name="Source_20_Text"><text:span text:style-name="T4"><text:tab/> <text:s text:c="3"/>toupper(*one) != toupper(*two) ) <text:s/>//or characters not equivalent</text:span></text:span></text:p>
      <text:p text:style-name="Standard"><text:span text:style-name="Source_20_Text"><text:span text:style-name="T4"><text:s text:c="4"/>return false;</text:span></text:span></text:p>
      <text:p text:style-name="Standard"><text:span text:style-name="Source_20_Text"><text:span text:style-name="T4"/></text:span></text:p>
      <text:p text:style-name="Standard"><text:span text:style-name="Source_20_Text"><text:span text:style-name="T4"><text:s text:c="2"/>else <text:s text:c="39"/>//equivalent characters</text:span></text:span></text:p>
      <text:p text:style-name="Standard"><text:span text:style-name="Source_20_Text"><text:span text:style-name="T4"><text:s text:c="4"/>return compare(++one, ++two);</text:span></text:span></text:p>
      <text:p text:style-name="P7"><text:span text:style-name="Source_20_Text"><text:span text:style-name="T4">}</text:span></text:span></text:p>
      <text:p text:style-name="Standard"><text:span text:style-name="Source_20_Text"><text:span text:style-name="T4">bool palindrome( const char *sentence ) {</text:span></text:span></text:p>
      <text:p text:style-name="Standard"><text:span text:style-name="Source_20_Text"><text:span text:style-name="T4"><text:s text:c="2"/>char reversed[512];</text:span></text:span></text:p>
      <text:p text:style-name="Standard"><text:span text:style-name="Source_20_Text"><text:span text:style-name="T4"><text:s text:c="2"/>reverse( sentence, reversed );</text:span></text:span></text:p>
      <text:p text:style-name="Standard"><text:span text:style-name="Source_20_Text"><text:span text:style-name="T4"><text:s text:c="2"/>return compare(sentence,reversed);</text:span></text:span></text:p>
      <text:p text:style-name="P7"><text:span text:style-name="Source_20_Text"><text:span text:style-name="T4">}</text:span></text:span></text:p>
      <text:p text:style-name="Standard"><text:span text:style-name="Source_20_Text"><text:span text:style-name="T4">void get_letters( const char *string, int *letters_array ) {</text:span></text:span></text:p>
      <text:p text:style-name="Standard"><text:span text:style-name="Source_20_Text"><text:span text:style-name="T4"><text:s text:c="2"/>//increment the array element for the particular letter</text:span></text:span></text:p>
      <text:p text:style-name="Standard"><text:span text:style-name="Source_20_Text"><text:span text:style-name="T4"><text:s text:c="2"/>if (isalpha(*string))</text:span></text:span></text:p>
      <text:p text:style-name="Standard"><text:span text:style-name="Source_20_Text"><text:span text:style-name="T4"><text:s text:c="4"/>++letters_array[ toupper(*string) - 'A' ]; </text:span></text:span></text:p>
      <text:p text:style-name="Standard"><text:span text:style-name="Source_20_Text"><text:span text:style-name="T4"><text:s text:c="4"/></text:span></text:span></text:p>
      <text:p text:style-name="Standard"><text:span text:style-name="Source_20_Text"><text:span text:style-name="T4"><text:s text:c="2"/>// recurse through string character by character</text:span></text:span></text:p>
      <text:p text:style-name="Standard"><text:span text:style-name="Source_20_Text"><text:span text:style-name="T4"><text:s text:c="2"/>if ( *string != '\0' )</text:span></text:span></text:p>
      <text:p text:style-name="Standard"><text:span text:style-name="Source_20_Text"><text:span text:style-name="T4"><text:s text:c="4"/>get_letters( ++string, letters_array );</text:span></text:span></text:p>
      <text:p text:style-name="P7"><text:span text:style-name="Source_20_Text"><text:span text:style-name="T4">}</text:span></text:span></text:p>
      <text:p text:style-name="Standard"><text:span text:style-name="Source_20_Text"><text:span text:style-name="T9">bool equal_int_arrays( const int *array1, const int *array2, const int size ) {</text:span></text:span></text:p>
      <text:p text:style-name="Standard"><text:span text:style-name="Source_20_Text"><text:span text:style-name="T9"><text:s text:c="2"/>for ( int n = 0; n &lt; size; n++ )</text:span></text:span></text:p>
      <text:p text:style-name="Standard"><text:span text:style-name="Source_20_Text"><text:span text:style-name="T9"><text:s text:c="4"/>if ( array1[n] != array2[n] )</text:span></text:span></text:p>
      <text:p text:style-name="Standard"><text:span text:style-name="Source_20_Text"><text:span text:style-name="T9"><text:s text:c="6"/>return false;</text:span></text:span></text:p>
      <text:p text:style-name="Standard"><text:span text:style-name="Source_20_Text"><text:span text:style-name="T9"><text:s text:c="2"/>return true;</text:span></text:span></text:p>
      <text:p text:style-name="P7"><text:span text:style-name="Source_20_Text"><text:span text:style-name="T9">}</text:span></text:span></text:p>
      <text:p text:style-name="Standard"><text:span text:style-name="Source_20_Text"><text:span text:style-name="T9">bool anagram( const char *str1, const char *str2 ) {</text:span></text:span></text:p>
      <text:p text:style-name="Standard"><text:span text:style-name="Source_20_Text"><text:span text:style-name="T9"><text:s text:c="2"/>//integer arrays to hold the totals of each letter for both strings</text:span></text:span></text:p>
      <text:p text:style-name="Standard"><text:span text:style-name="Source_20_Text"><text:span text:style-name="T9"><text:s text:c="2"/>int str1_letters[LETTERS_IN_ALPHABET] = {0}; //initialise to 0's</text:span></text:span></text:p>
      <text:p text:style-name="Standard"><text:span text:style-name="Source_20_Text"><text:span text:style-name="T9"><text:s text:c="2"/>int str2_letters[LETTERS_IN_ALPHABET] = {0};</text:span></text:span></text:p>
      <text:p text:style-name="Standard"><text:span text:style-name="Source_20_Text"><text:span text:style-name="T9"><text:s text:c="2"/>get_letters( str1, str1_letters );</text:span></text:span></text:p>
      <text:p text:style-name="Standard"><text:span text:style-name="Source_20_Text"><text:span text:style-name="T9"><text:s text:c="2"/>get_letters( str2, str2_letters );</text:span></text:span></text:p>
      <text:p text:style-name="Standard"><text:span text:style-name="Source_20_Text"><text:span text:style-name="T9"><text:s text:c="2"/>return equal_int_arrays(str1_letters, str2_letters, LETTERS_IN_ALPHABET);</text:span></text:span></text:p>
      <text:p text:style-name="P7"><text:span text:style-name="Source_20_Text"><text:span text:style-name="T9">}</text:span></text:span></text:p>
      <text:p text:style-name="P10">bool get_word(const char *input_line, int word_number, char *output_word) {</text:p>
      <text:p text:style-name="P10"><text:s text:c="2"/>char *output_start = output_word;</text:p>
      <text:p text:style-name="P10"><text:s text:c="2"/>int words = 0;</text:p>
      <text:p text:style-name="P10"/>
      <text:p text:style-name="P10"><text:s text:c="2"/>if (word_number &lt; 1) {</text:p>
      <text:p text:style-name="P10"><text:s text:c="4"/>*output_word = '\0';</text:p>
      <text:p text:style-name="P10"><text:s text:c="4"/>return false;</text:p>
      <text:p text:style-name="P10"><text:s text:c="2"/>}</text:p>
      <text:p text:style-name="P10"><text:s text:c="2"/></text:p>
      <text:p text:style-name="P10"><text:s text:c="2"/>do {</text:p>
      <text:p text:style-name="P10"><text:s text:c="4"/>while (*input_line &amp;&amp; !isalnum(*input_line))</text:p>
      <text:p text:style-name="P10"><text:s text:c="6"/>input_line++;</text:p>
      <text:p text:style-name="P10"/>
      <text:p text:style-name="P10"><text:s text:c="4"/>if (*input_line == '\0')</text:p>
      <text:p text:style-name="P10"><text:s text:c="6"/>break;</text:p>
      <text:p text:style-name="P10"/>
      <text:p text:style-name="P10"><text:s text:c="4"/>output_word = output_start;</text:p>
      <text:p text:style-name="P10"><text:s text:c="4"/>while (*input_line &amp;&amp; (isalnum(*input_line) || *input_line=='\'')) {</text:p>
      <text:p text:style-name="P10"><text:s text:c="6"/>*output_word = toupper(*input_line);</text:p>
      <text:p text:style-name="P10"><text:s text:c="6"/>output_word++;</text:p>
      <text:p text:style-name="P10"><text:s text:c="6"/>input_line++;</text:p>
      <text:p text:style-name="P10"><text:s text:c="4"/>}</text:p>
      <text:p text:style-name="P10"><text:s text:c="4"/>*output_word = '\0';</text:p>
      <text:p text:style-name="P10"/>
      <text:p text:style-name="P10"><text:s text:c="4"/>if (++words == word_number)</text:p>
      <text:p text:style-name="P10"><text:s text:c="6"/>return true;</text:p>
      <text:p text:style-name="P10"/>
      <text:p text:style-name="P10"><text:s text:c="2"/>} while (*input_line);</text:p>
      <text:p text:style-name="P10"/>
      <text:p text:style-name="P10"><text:s text:c="2"/>*output_start = '\0';</text:p>
      <text:p text:style-name="P10"><text:s text:c="2"/>return false;</text:p>
      <text:p text:style-name="P13">}</text:p>
      <text:p text:style-name="P10">int count_words(const char *line) {</text:p>
      <text:p text:style-name="P10"><text:s text:c="2"/>char word[512];</text:p>
      <text:p text:style-name="P10"><text:s text:c="2"/>int n;</text:p>
      <text:p text:style-name="P10"><text:s text:c="2"/>for (n=0; get_word(line, n+1, word); n++);</text:p>
      <text:p text:style-name="P10"><text:s text:c="2"/>return n;</text:p>
      <text:p text:style-name="P13">}</text:p>
      <text:p text:style-name="P10">bool includes_vowel( const char *word ) {</text:p>
      <text:p text:style-name="P10"><text:s text:c="2"/>const char * vowels = "AEIOU";</text:p>
      <text:p text:style-name="P10"><text:s text:c="2"/>for (unsigned int n=0; n&lt;strlen(vowels),n++) {</text:p>
      <text:p text:style-name="P10"><text:s text:c="4"/>if (strchr(word, vowels[n]))</text:p>
      <text:p text:style-name="P10"><text:s text:c="6"/>return true;</text:p>
      <text:p text:style-name="P10"><text:s text:c="2"/>}</text:p>
      <text:p text:style-name="P10"><text:s text:c="2"/>return false;</text:p>
      <text:p text:style-name="P13">}</text:p>
      <text:p text:style-name="P9">const int MAX_WORD_LENGTH = 80;</text:p>
      <text:p text:style-name="P9"/>
      <text:p text:style-name="P9">/* definition of a node */</text:p>
      <text:p text:style-name="P9">struct Node;</text:p>
      <text:p text:style-name="P9">typedef Node *Node_ptr;</text:p>
      <text:p text:style-name="P9"/>
      <text:p text:style-name="P9">struct Node</text:p>
      <text:p text:style-name="P9">{</text:p>
      <text:p text:style-name="P9"><text:tab/>char word[MAX_WORD_LENGTH];</text:p>
      <text:p text:style-name="P9"><text:tab/>Node_ptr ptr_to_next_node;</text:p>
      <text:p text:style-name="P9">};</text:p>
      <text:p text:style-name="P9"/>
      <text:p text:style-name="P9">int main()</text:p>
      <text:p text:style-name="P9">{</text:p>
      <text:p text:style-name="P9"><text:tab/>Node_ptr my_list = NULL;</text:p>
      <text:p text:style-name="P9"/>
      <text:p text:style-name="P9"><text:tab/>assign_list(my_list);</text:p>
      <text:p text:style-name="P9"/>
      <text:p text:style-name="P9"><text:tab/>cout &lt;&lt; "\nTHE LIST IS NOW:\n";</text:p>
      <text:p text:style-name="P9"><text:tab/>print_list(my_list);</text:p>
      <text:p text:style-name="P9"><text:tab/><text:tab/><text:tab/></text:p>
      <text:p text:style-name="P9"><text:tab/>return 0;</text:p>
      <text:p text:style-name="P9">}</text:p>
      <text:p text:style-name="P9">/* END OF MAIN PROGRAM */</text:p>
      <text:p text:style-name="P9"><text:tab/></text:p>
      <text:p text:style-name="P9">/* Function to assign a linked list to "a_node" */</text:p>
      <text:p text:style-name="P9">void assign_list(Node_ptr &amp;a_list)</text:p>
      <text:p text:style-name="P9">{</text:p>
      <text:p text:style-name="P9"><text:tab/>Node_ptr current_node, last_node;</text:p>
      <text:p text:style-name="P9"><text:tab/></text:p>
      <text:p text:style-name="P9"><text:tab/>assign_new_node(a_list);</text:p>
      <text:p text:style-name="P9"><text:tab/>cout &lt;&lt; "Enter first word (or '.' to end list): ";</text:p>
      <text:p text:style-name="P9"><text:tab/>cin &gt;&gt; a_list-&gt;word;</text:p>
      <text:p text:style-name="P9"><text:tab/>if (!strcmp(".",a_list-&gt;word))</text:p>
      <text:p text:style-name="P9"><text:tab/>{</text:p>
      <text:p text:style-name="P9"><text:tab/><text:tab/>delete a_list;</text:p>
      <text:p text:style-name="P9"><text:tab/><text:tab/>a_list = NULL;</text:p>
      <text:p text:style-name="P9"><text:tab/>}</text:p>
      <text:p text:style-name="P9"><text:tab/>current_node = a_list;</text:p>
      <text:p text:style-name="P9"><text:tab/></text:p>
      <text:p text:style-name="P9"><text:tab/>while (current_node != NULL)</text:p>
      <text:p text:style-name="P9"><text:tab/>{</text:p>
      <text:p text:style-name="P9"><text:tab/><text:tab/>assign_new_node(last_node);</text:p>
      <text:p text:style-name="P9"><text:tab/><text:tab/>cout &lt;&lt; "Enter next word (or '.' to end list): ";</text:p>
      <text:p text:style-name="P9"><text:tab/><text:tab/>cin &gt;&gt; last_node-&gt;word;</text:p>
      <text:p text:style-name="P9"><text:tab/><text:tab/>if (!strcmp(".",last_node-&gt;word))</text:p>
      <text:p text:style-name="P9"><text:tab/><text:tab/>{</text:p>
      <text:p text:style-name="P9"><text:tab/><text:tab/><text:tab/>delete last_node;</text:p>
      <text:p text:style-name="P9"><text:tab/><text:tab/><text:tab/>last_node = NULL;</text:p>
      <text:p text:style-name="P9"><text:tab/><text:tab/>}</text:p>
      <text:p text:style-name="P9"><text:tab/><text:tab/>current_node-&gt;ptr_to_next_node = last_node;</text:p>
      <text:p text:style-name="P9"><text:tab/><text:tab/>current_node = last_node;</text:p>
      <text:p text:style-name="P9"><text:tab/>}</text:p>
      <text:p text:style-name="P9">}<text:tab/></text:p>
      <text:p text:style-name="P9">/* END OF FUNCTION DEFINITION */</text:p>
      <text:p text:style-name="P9"/>
      <text:p text:style-name="P9">/* Function to assign a new dynamic node variable to "a_node" */</text:p>
      <text:p text:style-name="P9">void assign_new_node(Node_ptr &amp;a_node)</text:p>
      <text:p text:style-name="P9">{</text:p>
      <text:p text:style-name="P9"><text:tab/>a_node = new Node;</text:p>
      <text:p text:style-name="P9"><text:tab/>if (a_node == NULL) </text:p>
      <text:p text:style-name="P9"><text:tab/>{</text:p>
      <text:p text:style-name="P9"><text:tab/><text:tab/>cout &lt;&lt; "sorry - no more memory\n"; </text:p>
      <text:p text:style-name="P9"><text:tab/><text:tab/>exit(1);</text:p>
      <text:p text:style-name="P9"><text:tab/>}</text:p>
      <text:p text:style-name="P9">}</text:p>
      <text:p text:style-name="P9">/* END OF FUNCTION DEFINITION */</text:p>
      <text:p text:style-name="P9"/>
      <text:p text:style-name="P9">/* Function to print the strings in list "a_node" */</text:p>
      <text:p text:style-name="P9">void print_list(Node_ptr a_node)</text:p>
      <text:p text:style-name="P9">{</text:p>
      <text:p text:style-name="P9"><text:tab/>while (a_node != NULL)</text:p>
      <text:p text:style-name="P9"><text:tab/>{</text:p>
      <text:p text:style-name="P9"><text:tab/><text:tab/>cout &lt;&lt; a_node-&gt;word &lt;&lt; " ";</text:p>
      <text:p text:style-name="P9"><text:tab/><text:tab/>a_node = a_node-&gt;ptr_to_next_node;</text:p>
      <text:p text:style-name="P9"><text:tab/>}</text:p>
      <text:p text:style-name="P9">}</text:p>
      <text:p text:style-name="P12"><text:span text:style-name="T7">/* END OF FUNCTION DEFINITION */</text:span></text:p>
      <text:p text:style-name="Standard"><text:span text:style-name="Teletype"><text:span text:style-name="T10">void selection_sort(int a[], int length)</text:span></text:span></text:p>
      <text:p text:style-name="Standard"><text:span text:style-name="Teletype"><text:span text:style-name="T10"><text:s text:c="8"/>{ <text:s text:c="4"/>for (int count = 0 ; count &lt; length - 1 ; <text:tab/><text:tab/><text:tab/>count++)</text:span></text:span></text:p>
      <text:p text:style-name="Standard"><text:span text:style-name="Teletype"><text:span text:style-name="T10"><text:s text:c="15"/>swap(a[count], <text:tab/><text:tab/><text:tab/>a[minimum_from(a,count,length)]);</text:span></text:span></text:p>
      <text:p text:style-name="Standard"><text:span text:style-name="Teletype"><text:span text:style-name="T10"><text:s text:c="8"/>}</text:span></text:span></text:p>
      <text:p text:style-name="Standard"><text:span text:style-name="Teletype"><text:span text:style-name="T10"><text:s text:c="8"/></text:span></text:span></text:p>
      <text:p text:style-name="Standard"><text:span text:style-name="Teletype"><text:span text:style-name="T10">int minimum_from(int a[], int position, int length)</text:span></text:span></text:p>
      <text:p text:style-name="Standard"><text:span text:style-name="Teletype"><text:span text:style-name="T10"><text:s text:c="8"/>{</text:span></text:span></text:p>
      <text:p text:style-name="Standard"><text:span text:style-name="Teletype"><text:span text:style-name="T10"><text:s text:c="16"/>int min_index = position;</text:span></text:span></text:p>
      <text:p text:style-name="Standard"><text:span text:style-name="Teletype"><text:span text:style-name="T10"><text:s text:c="8"/></text:span></text:span></text:p>
      <text:p text:style-name="Standard"><text:span text:style-name="Teletype"><text:span text:style-name="T10"><text:s text:c="16"/>for (int count = position + 1 ; count &lt; <text:tab/>length ; count ++)</text:span></text:span></text:p>
      <text:p text:style-name="Standard"><text:span text:style-name="Teletype"><text:span text:style-name="T10"><text:s text:c="24"/>if (a[count] &lt; a[min_index])</text:span></text:span></text:p>
      <text:p text:style-name="Standard"><text:span text:style-name="Teletype"><text:span text:style-name="T10"><text:s text:c="32"/>min_index = count;</text:span></text:span></text:p>
      <text:p text:style-name="Standard"><text:span text:style-name="Teletype"><text:span text:style-name="T10"><text:s text:c="8"/></text:span></text:span></text:p>
      <text:p text:style-name="Standard"><text:span text:style-name="Teletype"><text:span text:style-name="T10"><text:s text:c="16"/>return min_index;</text:span></text:span></text:p>
      <text:p text:style-name="Standard"><text:span text:style-name="Teletype"><text:span text:style-name="T10"><text:s text:c="8"/>}</text:span></text:span></text:p>
      <text:p text:style-name="Standard"><text:span text:style-name="Teletype"><text:span text:style-name="T10"><text:s text:c="8"/></text:span></text:span></text:p>
      <text:p text:style-name="Standard"><text:span text:style-name="Teletype"><text:span text:style-name="T10"><text:s/>void swap(int&amp; first, int&amp; second)</text:span></text:span></text:p>
      <text:p text:style-name="Standard"><text:span text:style-name="Teletype"><text:span text:style-name="T10"><text:s text:c="8"/>{</text:span></text:span></text:p>
      <text:p text:style-name="Standard"><text:span text:style-name="Teletype"><text:span text:style-name="T10"><text:s text:c="16"/>int temp = first;</text:span></text:span></text:p>
      <text:p text:style-name="Standard"><text:span text:style-name="Teletype"><text:span text:style-name="T10"><text:s text:c="16"/>first = second;</text:span></text:span></text:p>
      <text:p text:style-name="Standard"><text:span text:style-name="Teletype"><text:span text:style-name="T10"><text:s text:c="16"/>second = temp;</text:span></text:span></text:p>
      <text:p text:style-name="P7"><text:span text:style-name="Teletype"><text:span text:style-name="T10"><text:s text:c="8"/>}</text:span></text:span></text:p>
      <text:p text:style-name="Standard"><text:span text:style-name="Teletype"><text:span text:style-name="T10">int lookup( const char *word, const char *dictionary[] ) {</text:span></text:span></text:p>
      <text:p text:style-name="Standard"><text:span text:style-name="Teletype"><text:span text:style-name="T10"><text:s text:c="2"/>int encoding = 0;</text:span></text:span></text:p>
      <text:p text:style-name="Standard"><text:span text:style-name="Teletype"><text:span text:style-name="T10"><text:s text:c="2"/>while (strcmp(*dictionary,"")) {</text:span></text:span></text:p>
      <text:p text:style-name="Standard"><text:span text:style-name="Teletype"><text:span text:style-name="T10"><text:s text:c="4"/>if (strcmp(*dictionary,word) == 0)</text:span></text:span></text:p>
      <text:p text:style-name="Standard"><text:span text:style-name="Teletype"><text:span text:style-name="T10"><text:s text:c="6"/>return encoding;</text:span></text:span></text:p>
      <text:p text:style-name="Standard"><text:span text:style-name="Teletype"><text:span text:style-name="T10"><text:s text:c="4"/>++dictionary;</text:span></text:span></text:p>
      <text:p text:style-name="Standard"><text:span text:style-name="Teletype"><text:span text:style-name="T10"><text:s text:c="4"/>++encoding;</text:span></text:span></text:p>
      <text:p text:style-name="Standard"><text:span text:style-name="Teletype"><text:span text:style-name="T10"><text:s text:c="2"/>}</text:span></text:span></text:p>
      <text:p text:style-name="Standard"><text:span text:style-name="Teletype"><text:span text:style-name="T10"><text:s text:c="2"/>return -1;</text:span></text:span></text:p>
      <text:p text:style-name="Standard"><text:span text:style-name="Teletype"><text:span text:style-name="T10">}</text:span></text:span></text:p>
      <text:p text:style-name="Standard"><text:span text:style-name="Teletype"><text:span text:style-name="T10">void intToStr(const int code, char *strcode) {</text:span></text:span></text:p>
      <text:p text:style-name="Standard"><text:span text:style-name="Teletype"><text:span text:style-name="T10"><text:s text:c="2"/>int digit1, digit2;</text:span></text:span></text:p>
      <text:p text:style-name="Standard"><text:span text:style-name="Teletype"><text:span text:style-name="T10"><text:s text:c="2"/>digit1 = code / 10;</text:span></text:span></text:p>
      <text:p text:style-name="Standard"><text:span text:style-name="Teletype"><text:span text:style-name="T10"><text:s text:c="2"/>digit2 = code % 10;</text:span></text:span></text:p>
      <text:p text:style-name="Standard"><text:span text:style-name="Teletype"><text:span text:style-name="T10"><text:s text:c="2"/></text:span></text:span></text:p>
      <text:p text:style-name="Standard"><text:span text:style-name="Teletype"><text:span text:style-name="T10"><text:s text:c="2"/>strcode[0] = '0' + digit1;</text:span></text:span></text:p>
      <text:p text:style-name="Standard"><text:span text:style-name="Teletype"><text:span text:style-name="T10"><text:s text:c="2"/>strcode[1] = '0' + digit2;</text:span></text:span></text:p>
      <text:p text:style-name="Standard"><text:span text:style-name="Teletype"><text:span text:style-name="T10"><text:s text:c="2"/>strcode[2] = '\0';</text:span></text:span></text:p>
      <text:p text:style-name="Standard"><text:span text:style-name="Teletype"><text:span text:style-name="T10">}</text:span></text:span></text:p>
      <text:p text:style-name="Standard"><text:span text:style-name="Teletype"><text:span text:style-name="T10">void encode( const char *word, char *compressed, const char *dictionary[] ) {</text:span></text:span></text:p>
      <text:p text:style-name="Standard"><text:span text:style-name="Teletype"><text:span text:style-name="T10"><text:s text:c="2"/>if (isdigit(*word) || *word == '!') {</text:span></text:span></text:p>
      <text:p text:style-name="Standard"><text:span text:style-name="Teletype"><text:span text:style-name="T10"><text:s text:c="4"/>strcpy(compressed,"!");</text:span></text:span></text:p>
      <text:p text:style-name="Standard"><text:span text:style-name="Teletype"><text:span text:style-name="T10"><text:s text:c="4"/>strcat(compressed,word);</text:span></text:span></text:p>
      <text:p text:style-name="Standard"><text:span text:style-name="Teletype"><text:span text:style-name="T10"><text:s text:c="4"/>return;</text:span></text:span></text:p>
      <text:p text:style-name="Standard"><text:span text:style-name="Teletype"><text:span text:style-name="T10">...</text:span></text:span></text:p>
      <text:p text:style-name="Standard"><text:span text:style-name="Teletype"><text:span text:style-name="T10"><text:s text:c="2"/>}</text:span></text:span></text:p>
      <text:p text:style-name="Standard"><text:span text:style-name="Teletype"><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Source_20_Text" style:display-name="Source Text" style:family="text">
      <style:text-properties style:font-name="Droid Sans Mono" style:font-name-asian="WenQuanYi Micro Hei"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05cm" fo:margin-bottom="0.596cm" fo:margin-left="0.746cm" fo:margin-right="0.7cm" style:writing-mode="lr-tb" style:footnote-max-height="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peller</meta:initial-creator>
    <meta:creation-date>2013-01-02T11:05:27</meta:creation-date>
    <dc:date>2013-01-07T12:55:41</dc:date>
    <meta:editing-duration>PT1H44M17S</meta:editing-duration>
    <meta:editing-cycles>8</meta:editing-cycles>
    <meta:generator>LibreOffice/3.5$Linux_X86_64 LibreOffice_project/350m1$Build-2</meta:generator>
    <meta:document-statistic meta:table-count="0" meta:image-count="0" meta:object-count="0" meta:page-count="2" meta:paragraph-count="454" meta:word-count="2242" meta:character-count="15240" meta:non-whitespace-character-count="11311"/>
  </office:meta>
</office:document-meta>
</file>